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>
      <style:text-properties officeooo:paragraph-rsid="00125bfd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>
      <style:text-properties fo:font-size="24pt" officeooo:rsid="00136a27" officeooo:paragraph-rsid="00136a27" style:font-size-asian="24pt" style:font-size-complex="24pt"/>
    </style:style>
    <style:style style:name="T1" style:family="text">
      <style:text-properties fo:font-size="20pt" officeooo:rsid="00125bfd" style:font-size-asian="20pt" style:font-size-complex="2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COURS 1</text:span></text:p>
      <text:p text:style-name="P17"><text:span text:style-name="Strong_20_Emphasis">Concepts clés</text:span></text:p>
      <text:list text:style-name="L3">
        <text:list-item>
          <text:p text:style-name="P6"><text:span text:style-name="Strong_20_Emphasis">Donnée, Information, Connaissance</text:span> : </text:p>
          <text:list>
            <text:list-item>
              <text:p text:style-name="P6">Donnée : brute et sans signification immédiate. </text:p>
            </text:list-item>
            <text:list-item>
              <text:p text:style-name="P6">Information : donnée avec du sens. </text:p>
            </text:list-item>
            <text:list-item>
              <text:p text:style-name="P6">Connaissance : utilisation de l'information pour des actions ou décisions. </text:p>
            </text:list-item>
          </text:list>
        </text:list-item>
        <text:list-item>
          <text:p text:style-name="P6"><text:span text:style-name="Strong_20_Emphasis">Système d'Information (SI)</text:span> : </text:p>
          <text:list>
            <text:list-item>
              <text:p text:style-name="P5">Ensemble organisé pour collecter, traiter, stocker et diffuser des information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posants des SI</text:span></text:h>
      <text:list text:style-name="L4">
        <text:list-item>
          <text:p text:style-name="P8"><text:span text:style-name="Strong_20_Emphasis">Matériel</text:span> : équipements physiques. </text:p>
        </text:list-item>
        <text:list-item>
          <text:p text:style-name="P8"><text:span text:style-name="Strong_20_Emphasis">Logiciels</text:span> : outils pour traiter les données. </text:p>
        </text:list-item>
        <text:list-item>
          <text:p text:style-name="P8"><text:span text:style-name="Strong_20_Emphasis">Ressources de données</text:span> : bases de données et entrepôts de données. </text:p>
        </text:list-item>
        <text:list-item>
          <text:p text:style-name="P8"><text:span text:style-name="Strong_20_Emphasis">Réseaux</text:span> : intranet, extranet, internet. </text:p>
        </text:list-item>
        <text:list-item>
          <text:p text:style-name="P8"><text:span text:style-name="Strong_20_Emphasis">Procédures</text:span> : règles pour l'organisation du travail. </text:p>
        </text:list-item>
        <text:list-item>
          <text:p text:style-name="P7"><text:span text:style-name="Strong_20_Emphasis">Hommes</text:span> : utilisateurs, décideurs, administrateurs, développeurs. </text:p>
        </text:list-item>
      </text:list>
      <text:p text:style-name="Horizontal_20_Line"/>
      <text:h text:style-name="Heading_20_3" text:outline-level="3"><text:span text:style-name="Strong_20_Emphasis">Fonctions principales des SI</text:span></text:h>
      <text:list text:style-name="L5">
        <text:list-item>
          <text:p text:style-name="P10">Collecte des données. </text:p>
        </text:list-item>
        <text:list-item>
          <text:p text:style-name="P10">Stockage structuré (fichiers ou bases de données). </text:p>
        </text:list-item>
        <text:list-item>
          <text:p text:style-name="P10">Traitement de l'information (consultation, organisation, mise à jour, création). </text:p>
        </text:list-item>
        <text:list-item>
          <text:p text:style-name="P9">Diffusion efficace de l'information. </text:p>
        </text:list-item>
      </text:list>
      <text:p text:style-name="Horizontal_20_Line"/>
      <text:h text:style-name="Heading_20_3" text:outline-level="3"><text:span text:style-name="Strong_20_Emphasis">Rôles des SI dans une organisation</text:span></text:h>
      <text:list text:style-name="L6">
        <text:list-item>
          <text:p text:style-name="P12"><text:span text:style-name="Strong_20_Emphasis">Niveau stratégique</text:span> : aide à la décision. </text:p>
        </text:list-item>
        <text:list-item>
          <text:p text:style-name="P12"><text:span text:style-name="Strong_20_Emphasis">Niveau opérationnel</text:span> : gestion des activités. </text:p>
        </text:list-item>
        <text:list-item>
          <text:p text:style-name="P11">Relie le système de pilotage au système opérant. </text:p>
        </text:list-item>
      </text:list>
      <text:p text:style-name="Horizontal_20_Line"/>
      <text:h text:style-name="Heading_20_3" text:outline-level="3"><text:span text:style-name="Strong_20_Emphasis">Types de SI</text:span></text:h>
      <text:list text:style-name="L7">
        <text:list-item>
          <text:p text:style-name="P14"><text:span text:style-name="Strong_20_Emphasis">Systèmes d'Information de Gestion (SIG)</text:span> : </text:p>
          <text:list>
            <text:list-item>
              <text:p text:style-name="P14">Rapports pour gestionnaires (synthèse, exception, etc.). </text:p>
            </text:list-item>
            <text:list-item>
              <text:p text:style-name="P14">Exemples : gestion des ventes, ressources humaines. </text:p>
            </text:list-item>
          </text:list>
        </text:list-item>
        <text:list-item>
          <text:p text:style-name="P14"><text:span text:style-name="Strong_20_Emphasis">Systèmes d'Information Décisionnels (SID)</text:span> : </text:p>
          <text:list>
            <text:list-item>
              <text:p text:style-name="P14">Tableaux de bord stratégiques. </text:p>
            </text:list-item>
            <text:list-item>
              <text:p text:style-name="P13">Représentations graphiques simplifiées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Importance et gouvernance des SI</text:span></text:h>
      <text:list text:style-name="L8">
        <text:list-item>
          <text:p text:style-name="P16">Les SI sont essentiels pour : </text:p>
          <text:list>
            <text:list-item>
              <text:p text:style-name="P16">Moderniser et améliorer les entreprises. </text:p>
            </text:list-item>
            <text:list-item>
              <text:p text:style-name="P16">Prendre des décisions stratégiques et opérationnelles. </text:p>
            </text:list-item>
          </text:list>
        </text:list-item>
        <text:list-item>
          <text:p text:style-name="P16">La gouvernance des SI concerne : </text:p>
          <text:list>
            <text:list-item>
              <text:p text:style-name="P16">Les relations entre la direction des SI et les autres départements. </text:p>
            </text:list-item>
            <text:list-item>
              <text:p text:style-name="P15">L'alignement stratégique et la régulation des SI. </text:p>
            </text:list-item>
          </text:list>
        </text:list-item>
      </text:list>
      <text:p text:style-name="Horizontal_20_Line"/>
      <text:p text:style-name="P29">COURS 2</text:p>
      <text:h text:style-name="Heading_20_3" text:outline-level="3">1. <text:span text:style-name="Strong_20_Emphasis">Processus métiers de la sécurité sociale</text:span> :</text:h>
      <text:list text:style-name="L9">
        <text:list-item>
          <text:p text:style-name="P19"><text:span text:style-name="Strong_20_Emphasis">Principaux processus</text:span> : </text:p>
          <text:list>
            <text:list-item>
              <text:p text:style-name="P19"><text:span text:style-name="Strong_20_Emphasis">Immatriculation</text:span> : Enregistrement des employeurs, salariés, ayants droit, et travailleurs indépendants. </text:p>
            </text:list-item>
            <text:list-item>
              <text:p text:style-name="P19"><text:span text:style-name="Strong_20_Emphasis">Recouvrement des cotisations</text:span> : Collecte des contributions des différents cotisants. </text:p>
            </text:list-item>
            <text:list-item>
              <text:p text:style-name="P19"><text:span text:style-name="Strong_20_Emphasis">Gestion des prestations</text:span> : Réception des demandes (pension, maladie, chômage, etc.) et prise de décision basée sur des vérifications. </text:p>
            </text:list-item>
            <text:list-item>
              <text:p text:style-name="P19"><text:span text:style-name="Strong_20_Emphasis">Paiement</text:span> : Distribution des prestations. </text:p>
            </text:list-item>
            <text:list-item>
              <text:p text:style-name="P19"><text:span text:style-name="Strong_20_Emphasis">Gestion du contentieux</text:span> : Traitement des litiges et recours. </text:p>
            </text:list-item>
            <text:list-item>
              <text:p text:style-name="P18"><text:span text:style-name="Strong_20_Emphasis">Évaluation des processus</text:span> : Suivi à l’aide d’indicateurs de performance. </text:p>
            </text:list-item>
          </text:list>
        </text:list-item>
      </text:list>
      <text:h text:style-name="Heading_20_3" text:outline-level="3">2. <text:span text:style-name="Strong_20_Emphasis">Système d’Information de la Protection Sociale (SIPS)</text:span> :</text:h>
      <text:list text:style-name="L10">
        <text:list-item>
          <text:p text:style-name="P21">Gère les informations des métiers pour améliorer l’efficacité et la responsabilisation. </text:p>
        </text:list-item>
        <text:list-item>
          <text:p text:style-name="P21"><text:span text:style-name="Strong_20_Emphasis">Caractéristiques clés</text:span> : </text:p>
          <text:list>
            <text:list-item>
              <text:p text:style-name="P21">Collecte, stockage, traitement et analyse des données. </text:p>
            </text:list-item>
            <text:list-item>
              <text:p text:style-name="P21">Modernisation pour répondre aux enjeux stratégiques : sécurité, rapidité et interaction simplifiée avec les usagers. </text:p>
            </text:list-item>
            <text:list-item>
              <text:p text:style-name="P20">Support à la décision et intégration des évolutions réglementaires. </text:p>
            </text:list-item>
          </text:list>
        </text:list-item>
      </text:list>
      <text:h text:style-name="Heading_20_3" text:outline-level="3">3. <text:span text:style-name="Strong_20_Emphasis">Infrastructure technologique du SI</text:span> :</text:h>
      <text:list text:style-name="L11">
        <text:list-item>
          <text:p text:style-name="P23">Plateformes matérielles (serveurs, réseaux, cloud, etc.) et logicielles (ERP, services Web, applications mobiles). </text:p>
        </text:list-item>
        <text:list-item>
          <text:p text:style-name="P22">Nécessite une gestion efficace des changements et une gouvernance adaptée. </text:p>
        </text:list-item>
      </text:list>
      <text:h text:style-name="Heading_20_3" text:outline-level="3">4. <text:span text:style-name="Strong_20_Emphasis">Gestion des données et sécurité</text:span> :</text:h>
      <text:list text:style-name="L12">
        <text:list-item>
          <text:p text:style-name="P25">Inclut la conception, la qualité, et l’analyse des bases de données. </text:p>
        </text:list-item>
        <text:list-item>
          <text:p text:style-name="P24">Sécurité des données : Confidentialité, sécurité des réseaux, et gestion des identités numériques. </text:p>
        </text:list-item>
      </text:list>
      <text:h text:style-name="Heading_20_3" text:outline-level="3">5. <text:span text:style-name="Strong_20_Emphasis">Système d’Information et Aide à la Décision</text:span> :</text:h>
      <text:list text:style-name="L13">
        <text:list-item>
          <text:p text:style-name="P26">Utilisation des données pour le processus décisionnel grâce aux tableaux de bord, à la BI, et aux systèmes Web d’aide à la décision. </text:p>
        </text:list-item>
      </text:list>
      <text:h text:style-name="Heading_20_3" text:outline-level="3"><text:soft-page-break/>6. <text:span text:style-name="Strong_20_Emphasis">Alignement stratégique des SI</text:span> :</text:h>
      <text:list text:style-name="L14">
        <text:list-item>
          <text:p text:style-name="P28">Impact des SI sur les organisations. </text:p>
        </text:list-item>
        <text:list-item>
          <text:p text:style-name="P27">Alignement avec les objectifs stratégiques et gestion des transitions pour soutenir la transformation digitale. </text:p>
        </text:list-item>
      </text:list>
      <text:p text:style-name="Text_20_body">Si vous souhaitez un approfondissement sur une section spécifique, je peux vous fournir des détails supplémentaires.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15:15.207784705</meta:creation-date>
    <dc:date>2025-01-17T10:52:45.752184850</dc:date>
    <meta:editing-duration>PT3M12S</meta:editing-duration>
    <meta:editing-cycles>1</meta:editing-cycles>
    <meta:document-statistic meta:table-count="0" meta:image-count="0" meta:object-count="0" meta:page-count="3" meta:paragraph-count="65" meta:word-count="537" meta:character-count="3564" meta:non-whitespace-character-count="3092"/>
    <meta:generator>LibreOffice/24.2.4.2$Linux_X86_64 LibreOffice_project/420$Build-2</meta:generator>
  </office:meta>
</office:document-meta>
</file>